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AND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AND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CLEVELAND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OHIO</text:p>
            </table:table-cell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office:value-type="float" office:value="18546" calcext:value-type="float" table:number-columns-spanned="3" table:number-rows-spanned="1">
              <text:p>18,546.0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5516" calcext:value-type="float" table:number-columns-spanned="3" table:number-rows-spanned="1">
              <text:p>5,516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9742262482476" calcext:value-type="percentage" table:number-columns-spanned="3" table:number-rows-spanned="1">
              <text:p>29.74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office:value-type="float" office:value="77" calcext:value-type="float" table:number-columns-spanned="2" table:number-rows-spanned="1">
              <text:p>77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DARYL OEHLSTROM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JORDAN COTTRILL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4.5" calcext:value-type="float">
            <text:p>4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584" calcext:value-type="float" table:number-columns-spanned="3" table:number-rows-spanned="2">
            <text:p>584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584" calcext:value-type="float" table:number-columns-spanned="3" table:number-rows-spanned="3">
            <text:p>584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JORDAN COTTRILL" calcext:value-type="string">
            <text:p>JORDAN COTTRILL</text:p>
          </table:table-cell>
          <table:table-cell table:style-name="ce296"/>
          <table:table-cell table:style-name="ce301" table:formula="of:=[.$F6]+[.$J6]+[.$N6]+[.$R6]+[.$V6]+[.$Z6]+[.$AD6]" office:value-type="float" office:value="36.5" calcext:value-type="float">
            <text:p>36.5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584" calcext:value-type="float">
            <text:p>584.00</text:p>
          </table:table-cell>
          <table:table-cell table:style-name="ce304"/>
          <table:table-cell table:style-name="ce307" table:formula="of:=[.BU6]" office:value-type="float" office:value="0" calcext:value-type="float">
            <text:p>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584" calcext:value-type="float">
            <text:p>584.00</text:p>
          </table:table-cell>
          <table:table-cell table:style-name="ce329"/>
          <table:table-cell table:style-name="ce307" table:formula="of:=[.$AM10]" office:value-type="float" office:value="0" calcext:value-type="float">
            <text:p>0.00</text:p>
          </table:table-cell>
          <table:table-cell table:style-name="ce307"/>
          <table:table-cell table:style-name="ce307" table:formula="of:=IF([.$BU6] &lt;= [.$CA6]* 0.2; [.$BU6]; [.$CA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584" calcext:value-type="float">
            <text:p>584.00</text:p>
          </table:table-cell>
          <table:table-cell table:style-name="ce344"/>
          <table:table-cell table:style-name="ce25" table:formula="of:=[.BC6]+[.BE6]" office:value-type="float" office:value="584" calcext:value-type="float">
            <text:p>584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TRAIN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ONTINENTAL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584-Expense" calcext:value-type="string" table:number-columns-spanned="3" table:number-rows-spanned="1">
            <text:p>584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36.5" calcext:value-type="string">
            <text:p>REG = 36.5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72" calcext:value-type="float" table:number-columns-spanned="4" table:number-rows-spanned="1">
            <text:p>72.00</text:p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140" table:formula="of:=SUM([.F13:.AD13])" office:value-type="float" office:value="584" calcext:value-type="float" table:number-columns-spanned="3" table:number-rows-spanned="1">
            <text:p>584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OMAR DIAZ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2.5" calcext:value-type="float">
            <text:p>2.5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3" calcext:value-type="float">
            <text:p>3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2.5" calcext:value-type="float">
            <text:p>2.5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477.77" calcext:value-type="float" table:number-columns-spanned="3" table:number-rows-spanned="2">
            <text:p>477.77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263" calcext:value-type="float" table:number-columns-spanned="2" table:number-rows-spanned="2">
            <text:p>263.00</text:p>
          </table:table-cell>
          <table:covered-table-cell table:style-name="ce206"/>
          <table:table-cell table:style-name="ce224" table:content-validation-name="val12" table:formula="of:=[.BS14]" office:value-type="float" office:value="789" calcext:value-type="float" table:number-columns-spanned="3" table:number-rows-spanned="3">
            <text:p>789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OMAR DIAZ" calcext:value-type="string">
            <text:p>OMAR DIAZ</text:p>
          </table:table-cell>
          <table:table-cell table:style-name="ce296"/>
          <table:table-cell table:style-name="ce301" table:formula="of:=[.$F14]+[.$J14]+[.$N14]+[.$R14]+[.$V14]+[.$Z14]+[.$AD14]" office:value-type="float" office:value="24" calcext:value-type="float">
            <text:p>24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477.77" calcext:value-type="float">
            <text:p>477.77</text:p>
          </table:table-cell>
          <table:table-cell table:style-name="ce304"/>
          <table:table-cell table:style-name="ce307" table:formula="of:=[.BU14]" office:value-type="float" office:value="48.23" calcext:value-type="float">
            <text:p>48.23</text:p>
          </table:table-cell>
          <table:table-cell table:style-name="ce304"/>
          <table:table-cell table:style-name="ce311" table:formula="of:=[.$G14]+[.$K14]+[.$O14]+[.$S14]+[.$W14]+[.$AA14]+[.$AE14]" office:value-type="float" office:value="8" calcext:value-type="float">
            <text:p>8</text:p>
          </table:table-cell>
          <table:table-cell table:style-name="ce306"/>
          <table:table-cell table:style-name="ce306" table:formula="of:=IF([.$BA14]&gt;0;[.$BG14]*[.$CA14]/([.$BA14]+([.$BG14]*1.5))*1.5;0)" office:value-type="float" office:value="263" calcext:value-type="float">
            <text:p>263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789" calcext:value-type="float">
            <text:p>789.00</text:p>
          </table:table-cell>
          <table:table-cell table:style-name="ce329"/>
          <table:table-cell table:style-name="ce307" table:formula="of:=[.$AM18]" office:value-type="float" office:value="48.23" calcext:value-type="float">
            <text:p>48.23</text:p>
          </table:table-cell>
          <table:table-cell table:style-name="ce307"/>
          <table:table-cell table:style-name="ce307" table:formula="of:=IF([.$BU14] &lt;= [.$CA14]* 0.2; [.$BU14]; [.$CA14]* 0.2)" office:value-type="float" office:value="48.23" calcext:value-type="float">
            <text:p>48.23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789" calcext:value-type="float">
            <text:p>789.00</text:p>
          </table:table-cell>
          <table:table-cell table:style-name="ce344"/>
          <table:table-cell table:style-name="ce25" table:formula="of:=[.BC14]+[.BE14]" office:value-type="float" office:value="526" calcext:value-type="float">
            <text:p>526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/ 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/ 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/ KEY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526-Expense" calcext:value-type="string" table:number-columns-spanned="3" table:number-rows-spanned="1">
            <text:p>526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48.23" calcext:value-type="float" table:number-columns-spanned="3" table:number-rows-spanned="2">
            <text:p>48.23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24" calcext:value-type="string">
            <text:p>REG = 24</text:p>
          </table:table-cell>
          <table:table-cell table:style-name="ce212" table:formula="of:=CONCATENATE(&quot;OT = &quot;; [.BG14])" office:value-type="string" office:string-value="OT = 8" calcext:value-type="string">
            <text:p>OT = 8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269" calcext:value-type="float" table:number-columns-spanned="4" table:number-rows-spanned="1">
            <text:p>269.00</text:p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140" table:formula="of:=SUM([.F21:.AD21])" office:value-type="float" office:value="789" calcext:value-type="float" table:number-columns-spanned="3" table:number-rows-spanned="1">
            <text:p>789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TEVIN JEFFERY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2" calcext:value-type="float">
            <text:p>2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750.231538461538" calcext:value-type="float" table:number-columns-spanned="3" table:number-rows-spanned="2">
            <text:p>750.23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66.5384615384615" calcext:value-type="float" table:number-columns-spanned="2" table:number-rows-spanned="2">
            <text:p>66.54</text:p>
          </table:table-cell>
          <table:covered-table-cell table:style-name="ce206"/>
          <table:table-cell table:style-name="ce224" table:content-validation-name="val12" table:formula="of:=[.BS22]" office:value-type="float" office:value="865" calcext:value-type="float" table:number-columns-spanned="3" table:number-rows-spanned="3">
            <text:p>86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TEVIN JEFFERY" calcext:value-type="string">
            <text:p>TEVIN JEFFERY</text:p>
          </table:table-cell>
          <table:table-cell table:style-name="ce296"/>
          <table:table-cell table:style-name="ce303" table:formula="of:=[.$F22]+[.$J22]+[.$N22]+[.$R22]+[.$V22]+[.$Z22]+[.$AD22]" office:value-type="float" office:value="36" calcext:value-type="float">
            <text:p>36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750.231538461538" calcext:value-type="float">
            <text:p>750.23</text:p>
          </table:table-cell>
          <table:table-cell table:style-name="ce305"/>
          <table:table-cell table:style-name="ce307" table:formula="of:=[.BU22]" office:value-type="float" office:value="48.23" calcext:value-type="float">
            <text:p>48.23</text:p>
          </table:table-cell>
          <table:table-cell table:style-name="ce305"/>
          <table:table-cell table:style-name="ce313" table:formula="of:=[.$G22]+[.$K22]+[.$O22]+[.$S22]+[.$W22]+[.$AA22]+[.$AE22]" office:value-type="float" office:value="2" calcext:value-type="float">
            <text:p>2</text:p>
          </table:table-cell>
          <table:table-cell table:style-name="ce306"/>
          <table:table-cell table:style-name="ce306" table:formula="of:=IF([.$BA22]&gt;0;[.$BG22]*[.$CA22]/([.$BA22]+([.$BG22]*1.5))*1.5;0)" office:value-type="float" office:value="66.5384615384615" calcext:value-type="float">
            <text:p>66.54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865" calcext:value-type="float">
            <text:p>865.00</text:p>
          </table:table-cell>
          <table:table-cell table:style-name="ce330"/>
          <table:table-cell table:style-name="ce307" table:formula="of:=[.$AM26]" office:value-type="float" office:value="48.23" calcext:value-type="float">
            <text:p>48.23</text:p>
          </table:table-cell>
          <table:table-cell table:style-name="ce307"/>
          <table:table-cell table:style-name="ce307" table:formula="of:=IF([.$BU22] &lt;= [.$CA22]* 0.2; [.$BU22]; [.$CA22]* 0.2)" office:value-type="float" office:value="48.23" calcext:value-type="float">
            <text:p>48.23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865" calcext:value-type="float">
            <text:p>865.00</text:p>
          </table:table-cell>
          <table:table-cell table:style-name="ce344"/>
          <table:table-cell table:style-name="ce345" table:formula="of:=[.BC22]+[.BE22]" office:value-type="float" office:value="798.461538461538" calcext:value-type="float">
            <text:p>798.46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ONTINENT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ONTINENT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N POINT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798.46-Expense" calcext:value-type="string" table:number-columns-spanned="3" table:number-rows-spanned="1">
            <text:p>798.46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48.23" calcext:value-type="float" table:number-columns-spanned="3" table:number-rows-spanned="2">
            <text:p>48.23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36" calcext:value-type="string">
            <text:p>REG = 36</text:p>
          </table:table-cell>
          <table:table-cell table:style-name="ce212" table:formula="of:=CONCATENATE(&quot;OT = &quot;; [.BG22])" office:value-type="string" office:string-value="OT = 2" calcext:value-type="string">
            <text:p>OT = 2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45" calcext:value-type="float" table:number-columns-spanned="4" table:number-rows-spanned="1">
            <text:p>245.00</text:p>
          </table:table-cell>
          <table:covered-table-cell table:number-columns-repeated="3" table:style-name="ce71"/>
          <table:table-cell table:style-name="ce56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56" office:value-type="float" office:value="95" calcext:value-type="float" table:number-columns-spanned="4" table:number-rows-spanned="1">
            <text:p>95.00</text:p>
          </table:table-cell>
          <table:covered-table-cell table:number-columns-repeated="3" table:style-name="ce71"/>
          <table:table-cell table:style-name="ce56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56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140" table:formula="of:=SUM([.F29:.AD29])" office:value-type="float" office:value="865" calcext:value-type="float" table:number-columns-spanned="3" table:number-rows-spanned="1">
            <text:p>865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THEODORE SOVEY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2.5" calcext:value-type="float">
            <text:p>2.5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2.5" calcext:value-type="float">
            <text:p>2.5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880.851063829787" calcext:value-type="float" table:number-columns-spanned="3" table:number-rows-spanned="2">
            <text:p>880.85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169.148936170213" calcext:value-type="float" table:number-columns-spanned="2" table:number-rows-spanned="2">
            <text:p>169.15</text:p>
          </table:table-cell>
          <table:covered-table-cell table:style-name="ce206"/>
          <table:table-cell table:style-name="ce224" table:content-validation-name="val12" table:formula="of:=[.BS30]" office:value-type="float" office:value="1060" calcext:value-type="float" table:number-columns-spanned="3" table:number-rows-spanned="3">
            <text:p>1,06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THEODORE SOVEY" calcext:value-type="string">
            <text:p>THEODORE SOVEY</text:p>
          </table:table-cell>
          <table:table-cell table:style-name="ce296"/>
          <table:table-cell table:style-name="ce301" table:formula="of:=[.$F30]+[.$J30]+[.$N30]+[.$R30]+[.$V30]+[.$Z30]+[.$AD30]" office:value-type="float" office:value="39.5" calcext:value-type="float">
            <text:p>39.5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880.851063829787" calcext:value-type="float">
            <text:p>880.85</text:p>
          </table:table-cell>
          <table:table-cell table:style-name="ce304"/>
          <table:table-cell table:style-name="ce307" table:formula="of:=[.BU30]" office:value-type="float" office:value="10" calcext:value-type="float">
            <text:p>10.00</text:p>
          </table:table-cell>
          <table:table-cell table:style-name="ce304"/>
          <table:table-cell table:style-name="ce311" table:formula="of:=[.$G30]+[.$K30]+[.$O30]+[.$S30]+[.$W30]+[.$AA30]+[.$AE30]" office:value-type="float" office:value="5" calcext:value-type="float">
            <text:p>5</text:p>
          </table:table-cell>
          <table:table-cell table:style-name="ce306"/>
          <table:table-cell table:style-name="ce306" table:formula="of:=IF([.$BA30]&gt;0;[.$BG30]*[.$CA30]/([.$BA30]+([.$BG30]*1.5))*1.5;0)" office:value-type="float" office:value="169.148936170213" calcext:value-type="float">
            <text:p>169.15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1060" calcext:value-type="float">
            <text:p>1,060.00</text:p>
          </table:table-cell>
          <table:table-cell table:style-name="ce329"/>
          <table:table-cell table:style-name="ce307" table:formula="of:=[.$AM34]" office:value-type="float" office:value="10" calcext:value-type="float">
            <text:p>10.00</text:p>
          </table:table-cell>
          <table:table-cell table:style-name="ce307"/>
          <table:table-cell table:style-name="ce307" table:formula="of:=IF([.$BU30] &lt;= [.$CA30]* 0.2; [.$BU30]; [.$CA30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1060" calcext:value-type="float">
            <text:p>1,060.00</text:p>
          </table:table-cell>
          <table:table-cell table:style-name="ce344"/>
          <table:table-cell table:style-name="ce25" table:formula="of:=[.BC30]+[.BE30]" office:value-type="float" office:value="890.851063829787" calcext:value-type="float">
            <text:p>890.851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ONTINENT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/ 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/ 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 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890.85-Expense" calcext:value-type="string" table:number-columns-spanned="3" table:number-rows-spanned="1">
            <text:p>890.8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39.5" calcext:value-type="string">
            <text:p>REG = 39.5</text:p>
          </table:table-cell>
          <table:table-cell table:style-name="ce212" table:formula="of:=CONCATENATE(&quot;OT = &quot;; [.BG30])" office:value-type="string" office:string-value="OT = 5" calcext:value-type="string">
            <text:p>OT = 5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37:.AD37])" office:value-type="float" office:value="1060" calcext:value-type="float" table:number-columns-spanned="3" table:number-rows-spanned="1">
            <text:p>106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office:value-type="string" calcext:value-type="string" table:number-columns-spanned="2" table:number-rows-spanned="8">
            <text:p>NICO STRANDAHL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2" calcext:value-type="float">
            <text:p>2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3" calcext:value-type="float">
            <text:p>3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3" calcext:value-type="float">
            <text:p>3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3" calcext:value-type="float">
            <text:p>3</text:p>
          </table:table-cell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877.87610619469" calcext:value-type="float" table:number-columns-spanned="3" table:number-rows-spanned="2">
            <text:p>877.88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362.12389380531" calcext:value-type="float" table:number-columns-spanned="2" table:number-rows-spanned="2">
            <text:p>362.12</text:p>
          </table:table-cell>
          <table:covered-table-cell table:style-name="ce206"/>
          <table:table-cell table:style-name="ce224" table:content-validation-name="val12" table:formula="of:=[.BS38]" office:value-type="float" office:value="1240" calcext:value-type="float" table:number-columns-spanned="3" table:number-rows-spanned="3">
            <text:p>1,24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NICO STRANDAHL" calcext:value-type="string">
            <text:p>NICO STRANDAHL</text:p>
          </table:table-cell>
          <table:table-cell table:style-name="ce296"/>
          <table:table-cell table:style-name="ce301" table:formula="of:=[.$F38]+[.$J38]+[.$N38]+[.$R38]+[.$V38]+[.$Z38]+[.$AD38]" office:value-type="float" office:value="40" calcext:value-type="float">
            <text:p>4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877.87610619469" calcext:value-type="float">
            <text:p>877.88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11" calcext:value-type="float">
            <text:p>11</text:p>
          </table:table-cell>
          <table:table-cell table:style-name="ce306"/>
          <table:table-cell table:style-name="ce306" table:formula="of:=IF([.$BA38]&gt;0;[.$BG38]*[.$CA38]/([.$BA38]+([.$BG38]*1.5))*1.5;0)" office:value-type="float" office:value="362.12389380531" calcext:value-type="float">
            <text:p>362.12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1240" calcext:value-type="float">
            <text:p>1,24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1240" calcext:value-type="float">
            <text:p>1,240.00</text:p>
          </table:table-cell>
          <table:table-cell table:style-name="ce344"/>
          <table:table-cell table:style-name="ce25" table:formula="of:=[.BC38]+[.BE38]" office:value-type="float" office:value="877.87610619469" calcext:value-type="float">
            <text:p>877.876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CONTINENTAL/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ONTINENTAL/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ONTINENTAL/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ONTINENTAL/KEY</text:p>
          </table:table-cell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877.88-Expense" calcext:value-type="string" table:number-columns-spanned="3" table:number-rows-spanned="1">
            <text:p>877.88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40" calcext:value-type="string">
            <text:p>REG = 40</text:p>
          </table:table-cell>
          <table:table-cell table:style-name="ce212" table:formula="of:=CONCATENATE(&quot;OT = &quot;; [.BG38])" office:value-type="string" office:string-value="OT = 11" calcext:value-type="string">
            <text:p>OT = 11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40" calcext:value-type="float" table:number-columns-spanned="4" table:number-rows-spanned="1">
            <text:p>240.00</text:p>
          </table:table-cell>
          <table:covered-table-cell table:number-columns-repeated="3" table:style-name="ce71"/>
          <table:table-cell table:style-name="ce56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56" office:value-type="float" office:value="275" calcext:value-type="float" table:number-columns-spanned="4" table:number-rows-spanned="1">
            <text:p>275.00</text:p>
          </table:table-cell>
          <table:covered-table-cell table:number-columns-repeated="3" table:style-name="ce71"/>
          <table:table-cell table:style-name="ce56" office:value-type="float" office:value="275" calcext:value-type="float" table:number-columns-spanned="4" table:number-rows-spanned="1">
            <text:p>275.00</text:p>
          </table:table-cell>
          <table:covered-table-cell table:number-columns-repeated="3" table:style-name="ce71"/>
          <table:table-cell table:style-name="ce56" office:value-type="float" office:value="275" calcext:value-type="float" table:number-columns-spanned="4" table:number-rows-spanned="1">
            <text:p>275.00</text:p>
          </table:table-cell>
          <table:covered-table-cell table:number-columns-repeated="3" table:style-name="ce71"/>
          <table:table-cell table:style-name="ce148" table:formula="of:=SUM([.F45:.AD45])" office:value-type="float" office:value="1240" calcext:value-type="float" table:number-columns-spanned="3" table:number-rows-spanned="1">
            <text:p>124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STEVEN THOMAS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 office:value-type="float" office:value="8" calcext:value-type="float">
            <text:p>8</text:p>
          </table:table-cell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3" calcext:value-type="float">
            <text:p>3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3.5" calcext:value-type="float">
            <text:p>3.5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520.658888888889" calcext:value-type="float" table:number-columns-spanned="3" table:number-rows-spanned="2">
            <text:p>520.66</text:p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231.111111111111" calcext:value-type="float" table:number-columns-spanned="2" table:number-rows-spanned="2">
            <text:p>231.11</text:p>
          </table:table-cell>
          <table:covered-table-cell table:style-name="ce206"/>
          <table:table-cell table:style-name="ce224" table:content-validation-name="val12" table:formula="of:=[.BS46]" office:value-type="float" office:value="978" calcext:value-type="float" table:number-columns-spanned="3" table:number-rows-spanned="3">
            <text:p>978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string" office:string-value="STEVEN THOMAS" calcext:value-type="string">
            <text:p>STEVEN THOMAS</text:p>
          </table:table-cell>
          <table:table-cell table:style-name="ce296"/>
          <table:table-cell table:style-name="ce301" table:formula="of:=[.$F46]+[.$J46]+[.$N46]+[.$R46]+[.$V46]+[.$Z46]+[.$AD46]" office:value-type="float" office:value="24" calcext:value-type="float">
            <text:p>24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520.658888888889" calcext:value-type="float">
            <text:p>520.66</text:p>
          </table:table-cell>
          <table:table-cell table:style-name="ce304"/>
          <table:table-cell table:style-name="ce307" table:formula="of:=[.BU46]" office:value-type="float" office:value="48.23" calcext:value-type="float">
            <text:p>48.23</text:p>
          </table:table-cell>
          <table:table-cell table:style-name="ce304"/>
          <table:table-cell table:style-name="ce311" table:formula="of:=[.$G46]+[.$K46]+[.$O46]+[.$S46]+[.$W46]+[.$AA46]+[.$AE46]" office:value-type="float" office:value="6.5" calcext:value-type="float">
            <text:p>6.5</text:p>
          </table:table-cell>
          <table:table-cell table:style-name="ce306"/>
          <table:table-cell table:style-name="ce306" table:formula="of:=IF([.$BA46]&gt;0;[.$BG46]*[.$CA46]/([.$BA46]+([.$BG46]*1.5))*1.5;0)" office:value-type="float" office:value="231.111111111111" calcext:value-type="float">
            <text:p>231.11</text:p>
          </table:table-cell>
          <table:table-cell table:style-name="ce304"/>
          <table:table-cell table:style-name="ce318" table:formula="of:=[.$H46]+[.$L46]+[.$P46]+[.$T46]+[.$X46]+[.$AB46]+[.$AF46]" office:value-type="float" office:value="8" calcext:value-type="float">
            <text:p>8</text:p>
          </table:table-cell>
          <table:table-cell table:style-name="ce306"/>
          <table:table-cell table:style-name="ce306" table:formula="of:=[.$BK46]*([.$AR48]/8)" office:value-type="float" office:value="178" calcext:value-type="float">
            <text:p>178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978" calcext:value-type="float">
            <text:p>978.00</text:p>
          </table:table-cell>
          <table:table-cell table:style-name="ce329"/>
          <table:table-cell table:style-name="ce307" table:formula="of:=[.$AM50]" office:value-type="float" office:value="48.23" calcext:value-type="float">
            <text:p>48.23</text:p>
          </table:table-cell>
          <table:table-cell table:style-name="ce307"/>
          <table:table-cell table:style-name="ce307" table:formula="of:=IF([.$BU46] &lt;= [.$CA46]* 0.2; [.$BU46]; [.$CA46]* 0.2)" office:value-type="float" office:value="48.23" calcext:value-type="float">
            <text:p>48.23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800" calcext:value-type="float">
            <text:p>800.00</text:p>
          </table:table-cell>
          <table:table-cell table:style-name="ce344"/>
          <table:table-cell table:style-name="ce25" table:formula="of:=[.BC46]+[.BE46]" office:value-type="float" office:value="568.888888888889" calcext:value-type="float">
            <text:p>568.889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LAYHOUSE/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N POINT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568.89-Expense" calcext:value-type="string" table:number-columns-spanned="3" table:number-rows-spanned="1">
            <text:p>568.89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78" calcext:value-type="float" table:number-columns-spanned="3" table:number-rows-spanned="2">
            <text:p>178.00</text:p>
          </table:table-cell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178" calcext:value-type="float" table:number-columns-spanned="3" table:number-rows-spanned="2">
            <text:p>178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48.23" calcext:value-type="float" table:number-columns-spanned="3" table:number-rows-spanned="2">
            <text:p>48.23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24" calcext:value-type="string">
            <text:p>REG = 24</text:p>
          </table:table-cell>
          <table:table-cell table:style-name="ce212" table:formula="of:=CONCATENATE(&quot;OT = &quot;; [.BG46])" office:value-type="string" office:string-value="OT = 6.5" calcext:value-type="string">
            <text:p>OT = 6.5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10" calcext:value-type="float" table:number-columns-spanned="4" table:number-rows-spanned="1">
            <text:p>310.00</text:p>
          </table:table-cell>
          <table:covered-table-cell table:number-columns-repeated="3" table:style-name="ce71"/>
          <table:table-cell table:style-name="ce56" office:value-type="float" office:value="190" calcext:value-type="float" table:number-columns-spanned="4" table:number-rows-spanned="1">
            <text:p>190.00</text:p>
          </table:table-cell>
          <table:covered-table-cell table:number-columns-repeated="3" table:style-name="ce71"/>
          <table:table-cell table:style-name="ce140" table:formula="of:=SUM([.F53:.AD53])" office:value-type="float" office:value="800" calcext:value-type="float" table:number-columns-spanned="3" table:number-rows-spanned="1">
            <text:p>80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8" calcext:value-type="string">
            <text:p>VAC = 8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AND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AND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AND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AND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OR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77" calcext:value-type="float" table:number-columns-spanned="2" table:number-rows-spanned="1">
              <text:p>77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DARYL OEHLSTROM" calcext:value-type="string" table:number-columns-spanned="3" table:number-rows-spanned="1">
              <text:p>DARYL OEHLSTROM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JORDAN COTTRILL" calcext:value-type="string" table:number-columns-spanned="3" table:number-rows-spanned="8">
            <text:p>JORDAN COTTRILL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OMAR DIAZ" calcext:value-type="string" table:number-columns-spanned="3" table:number-rows-spanned="8">
            <text:p>OMAR DIAZ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TEVIN JEFFERY" calcext:value-type="string" table:number-columns-spanned="3" table:number-rows-spanned="8">
            <text:p>TEVIN JEFFERY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THEODORE SOVEY" calcext:value-type="string" table:number-columns-spanned="3" table:number-rows-spanned="8">
            <text:p>THEODORE SOVEY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NICO STRANDAHL" calcext:value-type="string" table:number-columns-spanned="3" table:number-rows-spanned="8">
            <text:p>NICO STRANDAHL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string" office:string-value="STEVEN THOMAS" calcext:value-type="string" table:number-columns-spanned="3" table:number-rows-spanned="8">
            <text:p>STEVEN THOMAS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77" calcext:value-type="float">
            <text:p>77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DARYL OEHLSTROM" calcext:value-type="string" table:number-columns-spanned="5" table:number-rows-spanned="1">
            <text:p>DARYL OEHLSTROM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office:value-type="string" office:string-value="CLEVELAND" calcext:value-type="string" table:number-columns-spanned="3" table:number-rows-spanned="1">
            <text:p>CLEVELAND</text:p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 office:value-type="string" office:string-value="OHIO" calcext:value-type="string">
            <text:p>OHIO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JORDAN COTTRILL" calcext:value-type="string">
            <text:p>JORDAN COTTRILL</text:p>
          </table:table-cell>
          <table:table-cell table:style-name="ce520"/>
          <table:table-cell table:style-name="ce531" table:formula="of:=[$'Weekly Payroll Report'.$BA$6]" office:value-type="float" office:value="36.5" calcext:value-type="float">
            <text:p>36.5</text:p>
          </table:table-cell>
          <table:table-cell table:style-name="ce544"/>
          <table:table-cell table:style-name="ce556" table:formula="of:=[$'Weekly Payroll Report'.$BC$6]" office:value-type="float" office:value="584" calcext:value-type="float">
            <text:p>584.00</text:p>
          </table:table-cell>
          <table:table-cell table:style-name="ce571"/>
          <table:table-cell table:style-name="ce584" table:formula="of:=[$'Weekly Payroll Report'.$BE$6]" office:value-type="float" office:value="0" calcext:value-type="float">
            <text:p>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584" calcext:value-type="float">
            <text:p>584.00</text:p>
          </table:table-cell>
          <table:table-cell table:style-name="ce674"/>
          <table:table-cell table:style-name="ce679" table:formula="of:=[$'Weekly Payroll Report'.$BU$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584" calcext:value-type="float">
            <text:p>584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OMAR DIAZ" calcext:value-type="string">
            <text:p>OMAR DIAZ</text:p>
          </table:table-cell>
          <table:table-cell table:style-name="ce521"/>
          <table:table-cell table:style-name="ce532" table:formula="of:=[$'Weekly Payroll Report'.$BA$14]" office:value-type="float" office:value="24" calcext:value-type="float">
            <text:p>24</text:p>
          </table:table-cell>
          <table:table-cell table:style-name="ce545"/>
          <table:table-cell table:style-name="ce557" table:formula="of:=[$'Weekly Payroll Report'.$BC$14]" office:value-type="float" office:value="477.77" calcext:value-type="float">
            <text:p>477.77</text:p>
          </table:table-cell>
          <table:table-cell table:style-name="ce572"/>
          <table:table-cell table:style-name="ce585" table:formula="of:=[$'Weekly Payroll Report'.$BE$14]" office:value-type="float" office:value="48.23" calcext:value-type="float">
            <text:p>48.23</text:p>
          </table:table-cell>
          <table:table-cell table:style-name="ce590"/>
          <table:table-cell table:style-name="ce603" table:formula="of:=[$'Weekly Payroll Report'.$BG$14]" office:value-type="float" office:value="8" calcext:value-type="float">
            <text:p>8</text:p>
          </table:table-cell>
          <table:table-cell table:style-name="ce557"/>
          <table:table-cell table:style-name="ce557" table:formula="of:=[$'Weekly Payroll Report'.$BI$14]" office:value-type="float" office:value="263" calcext:value-type="float">
            <text:p>263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789" calcext:value-type="float">
            <text:p>789.00</text:p>
          </table:table-cell>
          <table:table-cell table:style-name="ce545"/>
          <table:table-cell table:style-name="ce680" table:formula="of:=[$'Weekly Payroll Report'.$BU$14]" office:value-type="float" office:value="48.23" calcext:value-type="float">
            <text:p>48.23</text:p>
          </table:table-cell>
          <table:table-cell table:style-name="ce680"/>
          <table:table-cell table:style-name="ce680" table:formula="of:=[$'Weekly Payroll Report'.$BW$14]" office:value-type="float" office:value="48.23" calcext:value-type="float">
            <text:p>48.23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789" calcext:value-type="float">
            <text:p>789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TEVIN JEFFERY" calcext:value-type="string">
            <text:p>TEVIN JEFFERY</text:p>
          </table:table-cell>
          <table:table-cell table:style-name="ce522"/>
          <table:table-cell table:style-name="ce533" table:formula="of:=[$'Weekly Payroll Report'.$BA$22]" office:value-type="float" office:value="36" calcext:value-type="float">
            <text:p>36</text:p>
          </table:table-cell>
          <table:table-cell table:style-name="ce544"/>
          <table:table-cell table:style-name="ce558" table:formula="of:=[$'Weekly Payroll Report'.$BC$22]" office:value-type="float" office:value="750.231538461538" calcext:value-type="float">
            <text:p>750.23</text:p>
          </table:table-cell>
          <table:table-cell table:style-name="ce571"/>
          <table:table-cell table:style-name="ce584" table:formula="of:=[$'Weekly Payroll Report'.$BE$22]" office:value-type="float" office:value="48.23" calcext:value-type="float">
            <text:p>48.23</text:p>
          </table:table-cell>
          <table:table-cell table:style-name="ce589"/>
          <table:table-cell table:style-name="ce604" table:formula="of:=[$'Weekly Payroll Report'.$BG$22]" office:value-type="float" office:value="2" calcext:value-type="float">
            <text:p>2</text:p>
          </table:table-cell>
          <table:table-cell table:style-name="ce558"/>
          <table:table-cell table:style-name="ce558" table:formula="of:=[$'Weekly Payroll Report'.$BI$22]" office:value-type="float" office:value="66.5384615384615" calcext:value-type="float">
            <text:p>66.54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865" calcext:value-type="float">
            <text:p>865.00</text:p>
          </table:table-cell>
          <table:table-cell table:style-name="ce544"/>
          <table:table-cell table:style-name="ce681" table:formula="of:=[$'Weekly Payroll Report'.$BU$22]" office:value-type="float" office:value="48.23" calcext:value-type="float">
            <text:p>48.23</text:p>
          </table:table-cell>
          <table:table-cell table:style-name="ce681"/>
          <table:table-cell table:style-name="ce681" table:formula="of:=[$'Weekly Payroll Report'.$BW$22]" office:value-type="float" office:value="48.23" calcext:value-type="float">
            <text:p>48.23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865" calcext:value-type="float">
            <text:p>865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THEODORE SOVEY" calcext:value-type="string">
            <text:p>THEODORE SOVEY</text:p>
          </table:table-cell>
          <table:table-cell table:style-name="ce521"/>
          <table:table-cell table:style-name="ce532" table:formula="of:=[$'Weekly Payroll Report'.$BA$30]" office:value-type="float" office:value="39.5" calcext:value-type="float">
            <text:p>39.5</text:p>
          </table:table-cell>
          <table:table-cell table:style-name="ce545"/>
          <table:table-cell table:style-name="ce557" table:formula="of:=[$'Weekly Payroll Report'.$BC$30]" office:value-type="float" office:value="880.851063829787" calcext:value-type="float">
            <text:p>880.85</text:p>
          </table:table-cell>
          <table:table-cell table:style-name="ce572"/>
          <table:table-cell table:style-name="ce585" table:formula="of:=[$'Weekly Payroll Report'.$BE$30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30]" office:value-type="float" office:value="5" calcext:value-type="float">
            <text:p>5</text:p>
          </table:table-cell>
          <table:table-cell table:style-name="ce557"/>
          <table:table-cell table:style-name="ce557" table:formula="of:=[$'Weekly Payroll Report'.$BI$30]" office:value-type="float" office:value="169.148936170213" calcext:value-type="float">
            <text:p>169.15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1060" calcext:value-type="float">
            <text:p>1,060.00</text:p>
          </table:table-cell>
          <table:table-cell table:style-name="ce545"/>
          <table:table-cell table:style-name="ce680" table:formula="of:=[$'Weekly Payroll Report'.$BU$30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30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1060" calcext:value-type="float">
            <text:p>1,06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NICO STRANDAHL" calcext:value-type="string">
            <text:p>NICO STRANDAHL</text:p>
          </table:table-cell>
          <table:table-cell table:style-name="ce523"/>
          <table:table-cell table:style-name="ce534" table:formula="of:=[$'Weekly Payroll Report'.$BA$38]" office:value-type="float" office:value="40" calcext:value-type="float">
            <text:p>40</text:p>
          </table:table-cell>
          <table:table-cell table:style-name="ce546"/>
          <table:table-cell table:style-name="ce559" table:formula="of:=[$'Weekly Payroll Report'.$BC$38]" office:value-type="float" office:value="877.87610619469" calcext:value-type="float">
            <text:p>877.88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11" calcext:value-type="float">
            <text:p>11</text:p>
          </table:table-cell>
          <table:table-cell table:style-name="ce559"/>
          <table:table-cell table:style-name="ce559" table:formula="of:=[$'Weekly Payroll Report'.$BI$38]" office:value-type="float" office:value="362.12389380531" calcext:value-type="float">
            <text:p>362.12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1240" calcext:value-type="float">
            <text:p>1,24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1240" calcext:value-type="float">
            <text:p>1,24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string" office:string-value="STEVEN THOMAS" calcext:value-type="string">
            <text:p>STEVEN THOMAS</text:p>
          </table:table-cell>
          <table:table-cell table:style-name="ce524"/>
          <table:table-cell table:style-name="ce535" table:formula="of:=[$'Weekly Payroll Report'.$BA$46]" office:value-type="float" office:value="24" calcext:value-type="float">
            <text:p>24</text:p>
          </table:table-cell>
          <table:table-cell table:style-name="ce547"/>
          <table:table-cell table:style-name="ce560" table:formula="of:=[$'Weekly Payroll Report'.$BC$46]" office:value-type="float" office:value="520.658888888889" calcext:value-type="float">
            <text:p>520.66</text:p>
          </table:table-cell>
          <table:table-cell table:style-name="ce574"/>
          <table:table-cell table:style-name="ce584" table:formula="of:=[$'Weekly Payroll Report'.$BE$46]" office:value-type="float" office:value="48.23" calcext:value-type="float">
            <text:p>48.23</text:p>
          </table:table-cell>
          <table:table-cell table:style-name="ce592"/>
          <table:table-cell table:style-name="ce606" table:formula="of:=[$'Weekly Payroll Report'.$BG$46]" office:value-type="float" office:value="6.5" calcext:value-type="float">
            <text:p>6.5</text:p>
          </table:table-cell>
          <table:table-cell table:style-name="ce560"/>
          <table:table-cell table:style-name="ce560" table:formula="of:=[$'Weekly Payroll Report'.$BI$46]" office:value-type="float" office:value="231.111111111111" calcext:value-type="float">
            <text:p>231.11</text:p>
          </table:table-cell>
          <table:table-cell table:style-name="ce574"/>
          <table:table-cell table:style-name="ce624" table:formula="of:=[$'Weekly Payroll Report'.$BK$46]" office:value-type="float" office:value="8" calcext:value-type="float">
            <text:p>8</text:p>
          </table:table-cell>
          <table:table-cell table:style-name="ce560"/>
          <table:table-cell table:style-name="ce560" table:formula="of:=[$'Weekly Payroll Report'.$BM$46]" office:value-type="float" office:value="178" calcext:value-type="float">
            <text:p>178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978" calcext:value-type="float">
            <text:p>978.00</text:p>
          </table:table-cell>
          <table:table-cell table:style-name="ce547"/>
          <table:table-cell table:style-name="ce683" table:formula="of:=[$'Weekly Payroll Report'.$BU$46]" office:value-type="float" office:value="48.23" calcext:value-type="float">
            <text:p>48.23</text:p>
          </table:table-cell>
          <table:table-cell table:style-name="ce683"/>
          <table:table-cell table:style-name="ce683" table:formula="of:=[$'Weekly Payroll Report'.$BW$46]" office:value-type="float" office:value="48.23" calcext:value-type="float">
            <text:p>48.23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800" calcext:value-type="float">
            <text:p>80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200" calcext:value-type="float">
            <text:p>200</text:p>
          </table:table-cell>
          <table:table-cell table:style-name="ce553"/>
          <table:table-cell table:style-name="ce565" table:formula="of:=SUM([.H6:.H37])" office:value-type="float" office:value="4091.3875973749" calcext:value-type="float">
            <text:p>4091.388</text:p>
          </table:table-cell>
          <table:table-cell table:style-name="ce580"/>
          <table:table-cell table:style-name="ce584" table:formula="of:=SUM([.J6:.J37])" office:value-type="float" office:value="154.69" calcext:value-type="float">
            <text:p>154.69</text:p>
          </table:table-cell>
          <table:table-cell table:style-name="ce598"/>
          <table:table-cell table:style-name="ce610" table:formula="of:=SUM([.L6:.L37])" office:value-type="float" office:value="32.5" calcext:value-type="float">
            <text:p>32.5</text:p>
          </table:table-cell>
          <table:table-cell table:style-name="ce553"/>
          <table:table-cell table:style-name="ce518" table:formula="of:=SUM([.N6:.N37])" office:value-type="float" office:value="1091.9224026251" calcext:value-type="float">
            <text:p>1,091.92</text:p>
          </table:table-cell>
          <table:table-cell table:style-name="ce617"/>
          <table:table-cell table:style-name="ce629" table:formula="of:=SUM([.P6:.P37])" office:value-type="float" office:value="8" calcext:value-type="float">
            <text:p>8.00</text:p>
          </table:table-cell>
          <table:table-cell table:style-name="ce630"/>
          <table:table-cell table:style-name="ce565" table:formula="of:=SUM([.R6:.R37])" office:value-type="float" office:value="178" calcext:value-type="float">
            <text:p>178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5516" calcext:value-type="float">
            <text:p>5,516.00</text:p>
          </table:table-cell>
          <table:table-cell table:style-name="ce630"/>
          <table:table-cell table:style-name="ce518" table:formula="of:=SUM([.Z6:.Z37])" office:value-type="float" office:value="154.69" calcext:value-type="float">
            <text:p>154.69</text:p>
          </table:table-cell>
          <table:table-cell table:style-name="ce630"/>
          <table:table-cell table:style-name="ce518" table:formula="of:=SUM([.AB6:.AB37])" office:value-type="float" office:value="154.69" calcext:value-type="float">
            <text:p>154.69</text:p>
          </table:table-cell>
          <table:table-cell table:style-name="ce630"/>
          <table:table-cell table:style-name="ce518" table:formula="of:=SUM([.AD6:.AD37])" office:value-type="float" office:value="0" calcext:value-type="float">
            <text:p>0.00</text:p>
          </table:table-cell>
          <table:table-cell table:style-name="ce630"/>
          <table:table-cell table:style-name="ce518" table:formula="of:=SUM([.AF6:.AF37])" office:value-type="float" office:value="5338" calcext:value-type="float">
            <text:p>5,338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9:52:34.865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9:52:34.8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9:52:34.871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editing-duration>PT4S</meta:editing-duration>
    <meta:editing-cycles>2</meta:editing-cycles>
    <meta:creation-date>2022-04-22T09:52:36.406000000</meta:creation-date>
    <meta:initial-creator>Daryl Oehlstrom</meta:initial-creator>
    <dc:date>2022-04-22T10:26:25.590000000</dc:date>
    <dc:creator>Daryl Oehlstrom</dc:creator>
    <meta:document-statistic meta:table-count="3" meta:cell-count="3878" meta:object-count="0"/>
  </office:meta>
</office:document-meta>
</file>